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F4000000477E88D4191797104B.png" manifest:media-type="image/png"/>
  <manifest:file-entry manifest:full-path="Pictures/10000000000003840000001C1682B7F12E3BFBF1.png" manifest:media-type="image/png"/>
  <manifest:file-entry manifest:full-path="Pictures/10000201000002F400000047C6CC3C2B4E5C7986.png" manifest:media-type="image/png"/>
  <manifest:file-entry manifest:full-path="Pictures/10000201000002F40000002905387AEC07DA52CC.png" manifest:media-type="image/png"/>
  <manifest:file-entry manifest:full-path="Pictures/10000201000002F4000000268038CEAAD876F17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7.243cm" fo:min-width="19.82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5.973cm" fo:min-width="19.0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8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44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1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37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58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9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8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738cm"/>
    </style:style>
    <style:style style:name="gr14" style:family="graphic" style:parent-style-name="objectwithoutfill">
      <style:graphic-properties draw:marker-end="Symmetric_20_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91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04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03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0pt" style:font-size-asian="18pt" style:font-weight-asian="normal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0pt" style:font-size-asian="18pt" style:font-weight-asian="normal" style:font-size-complex="18pt"/>
    </style:style>
    <style:style style:name="P6" style:family="paragraph">
      <loext:graphic-properties draw:fill="none"/>
      <style:paragraph-properties fo:text-align="end"/>
    </style:style>
    <style:style style:name="T1" style:family="text">
      <style:text-properties fo:font-size="10pt" style:font-size-asian="18pt" style:font-weight-asian="norm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2cm" svg:height="7.493cm" svg:x="0.492cm" svg:y="15.3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59cm" svg:height="6.223cm" svg:x="1cm" svg:y="7.35cm">
          <text:p/>
          <draw:enhanced-geometry svg:viewBox="0 0 21600 21600" draw:type="rectangle" draw:enhanced-path="M 0 0 L 21600 0 21600 21600 0 21600 0 0 Z N"/>
        </draw:custom-shape>
        <draw:frame draw:style-name="gr3" draw:text-style-name="P2" xml:id="id2" draw:id="id2" draw:layer="layout" svg:width="19.589cm" svg:height="0.607cm" svg:x="1.032cm" svg:y="10.291cm">
          <draw:image xlink:href="Pictures/10000000000003840000001C1682B7F12E3BFBF1.png" xlink:type="simple" xlink:show="embed" xlink:actuate="onLoad">
            <text:p/>
          </draw:image>
          <draw:glue-point draw:id="4" svg:x="-4.812cm" svg:y="-4.991cm"/>
          <draw:glue-point draw:id="5" svg:x="-4.488cm" svg:y="-4.991cm"/>
          <draw:glue-point draw:id="6" svg:x="-4.173cm" svg:y="4.728cm"/>
          <draw:glue-point draw:id="7" svg:x="-3.918cm" svg:y="4.695cm"/>
          <draw:glue-point draw:id="8" svg:x="-3.516cm" svg:y="-4.991cm"/>
          <draw:glue-point draw:id="9" svg:x="-3.074cm" svg:y="-4.991cm"/>
          <draw:glue-point draw:id="10" svg:x="-1.656cm" svg:y="-4.991cm"/>
          <draw:glue-point draw:id="11" svg:x="-1.255cm" svg:y="-4.991cm"/>
          <draw:glue-point draw:id="12" svg:x="-0.224cm" svg:y="-4.991cm"/>
          <draw:glue-point draw:id="13" svg:x="0.494cm" svg:y="-4.991cm"/>
          <draw:glue-point draw:id="14" svg:x="3.412cm" svg:y="-4.991cm"/>
          <draw:glue-point draw:id="15" svg:x="3.857cm" svg:y="-4.827cm"/>
          <draw:glue-point draw:id="16" svg:x="-2.552cm" svg:y="4.514cm"/>
          <draw:glue-point draw:id="17" svg:x="-2.095cm" svg:y="4.695cm"/>
          <draw:glue-point draw:id="18" svg:x="-0.801cm" svg:y="4.695cm"/>
          <draw:glue-point draw:id="19" svg:x="-0.542cm" svg:y="4.514cm"/>
          <draw:glue-point draw:id="20" svg:x="1.661cm" svg:y="4.695cm"/>
          <draw:glue-point draw:id="21" svg:x="2.374cm" svg:y="4.942cm"/>
        </draw:frame>
        <draw:frame draw:style-name="gr4" draw:text-style-name="P3" xml:id="id1" draw:id="id1" draw:layer="layout" svg:width="1.34cm" svg:height="0.645cm" svg:x="0.952cm" svg:y="8.285cm">
          <draw:text-box>
            <text:p><text:span text:style-name="T1">Undo</text:span></text:p>
          </draw:text-box>
        </draw:frame>
        <draw:frame draw:style-name="gr4" draw:text-style-name="P3" draw:layer="layout" svg:width="1.34cm" svg:height="0.645cm" svg:x="2.052cm" svg:y="8.286cm">
          <draw:text-box>
            <text:p><text:span text:style-name="T1">Redo</text:span></text:p>
          </draw:text-box>
        </draw:frame>
        <draw:frame draw:style-name="gr5" draw:text-style-name="P3" xml:id="id5" draw:id="id5" draw:layer="layout" svg:width="2.081cm" svg:height="0.645cm" svg:x="3.352cm" svg:y="8.286cm">
          <draw:text-box>
            <text:p><text:span text:style-name="T1">Grid Snap</text:span></text:p>
          </draw:text-box>
        </draw:frame>
        <draw:frame draw:style-name="gr6" draw:text-style-name="P5" xml:id="id3" draw:id="id3" draw:layer="layout" svg:width="1.941cm" svg:height="1.039cm" svg:x="1.352cm" svg:y="11.886cm">
          <draw:text-box>
            <text:p text:style-name="P4"><text:span text:style-name="T1">Quantize</text:span></text:p>
            <text:p text:style-name="P4"><text:span text:style-name="T1">Selection</text:span></text:p>
          </draw:text-box>
        </draw:frame>
        <draw:frame draw:style-name="gr7" draw:text-style-name="P3" xml:id="id4" draw:id="id4" draw:layer="layout" svg:width="1.319cm" svg:height="0.645cm" svg:x="3.252cm" svg:y="11.886cm">
          <draw:text-box>
            <text:p><text:span text:style-name="T1">Tools</text:span></text:p>
          </draw:text-box>
        </draw:frame>
        <draw:frame draw:style-name="gr8" draw:text-style-name="P3" xml:id="id6" draw:id="id6" draw:layer="layout" svg:width="2.411cm" svg:height="0.645cm" svg:x="5.052cm" svg:y="11.922cm">
          <draw:text-box>
            <text:p><text:span text:style-name="T1">Note Length</text:span></text:p>
          </draw:text-box>
        </draw:frame>
        <draw:frame draw:style-name="gr9" draw:text-style-name="P5" xml:id="id7" draw:id="id7" draw:layer="layout" svg:width="2.873cm" svg:height="1.039cm" svg:x="6.617cm" svg:y="7.933cm">
          <draw:text-box>
            <text:p text:style-name="P4"><text:span text:style-name="T1">Zoom</text:span></text:p>
            <text:p text:style-name="P4"><text:span text:style-name="T1">(pixels-to-ticks)</text:span></text:p>
          </draw:text-box>
        </draw:frame>
        <draw:frame draw:style-name="gr10" draw:text-style-name="P5" xml:id="id10" draw:id="id10" draw:layer="layout" svg:width="2.081cm" svg:height="1.039cm" svg:x="8.452cm" svg:y="11.986cm">
          <draw:text-box>
            <text:p text:style-name="P4"><text:span text:style-name="T1">Key of</text:span></text:p>
            <text:p text:style-name="P4"><text:span text:style-name="T1">Sequence</text:span></text:p>
          </draw:text-box>
        </draw:frame>
        <draw:frame draw:style-name="gr11" draw:text-style-name="P5" xml:id="id8" draw:id="id8" draw:layer="layout" svg:width="1.692cm" svg:height="1.039cm" svg:x="10.217cm" svg:y="7.933cm">
          <draw:text-box>
            <text:p text:style-name="P4"><text:span text:style-name="T1">Musical</text:span></text:p>
            <text:p text:style-name="P4"><text:span text:style-name="T1">Scale</text:span></text:p>
          </draw:text-box>
        </draw:frame>
        <draw:frame draw:style-name="gr12" draw:text-style-name="P5" xml:id="id11" draw:id="id11" draw:layer="layout" svg:width="2.377cm" svg:height="1.039cm" svg:x="13.552cm" svg:y="11.986cm">
          <draw:text-box>
            <text:p text:style-name="P4"><text:span text:style-name="T1">Background</text:span></text:p>
            <text:p text:style-name="P4"><text:span text:style-name="T1">Sequence</text:span></text:p>
          </draw:text-box>
        </draw:frame>
        <draw:frame draw:style-name="gr13" draw:text-style-name="P5" xml:id="id9" draw:id="id9" draw:layer="layout" svg:width="2.238cm" svg:height="1.039cm" svg:x="16.817cm" svg:y="7.933cm">
          <draw:text-box>
            <text:p text:style-name="P4"><text:span text:style-name="T1">Chord</text:span></text:p>
            <text:p text:style-name="P4"><text:span text:style-name="T1">Generation</text:span></text:p>
          </draw:text-box>
        </draw:frame>
        <draw:connector draw:style-name="gr14" draw:text-style-name="P6" draw:layer="layout" svg:x1="1.622cm" svg:y1="8.93cm" svg:x2="1.4cm" svg:y2="10.292cm" draw:start-shape="id1" draw:start-glue-point="2" draw:end-shape="id2" draw:end-glue-point="4" svg:d="M1622 8930v680h-222v682" svg:viewBox="0 0 223 1363">
          <text:p/>
        </draw:connector>
        <draw:connector draw:style-name="gr14" draw:text-style-name="P6" draw:layer="layout" svg:x1="2.697cm" svg:y1="9.013cm" svg:x2="2.035cm" svg:y2="10.292cm" draw:end-shape="id2" draw:end-glue-point="5" svg:d="M2697 9013v389h-662v890" svg:viewBox="0 0 663 1280">
          <text:p/>
        </draw:connector>
        <draw:connector draw:style-name="gr14" draw:text-style-name="P6" draw:layer="layout" svg:x1="2.322cm" svg:y1="11.886cm" svg:x2="2.652cm" svg:y2="10.88cm" draw:start-shape="id3" draw:start-glue-point="0" draw:end-shape="id2" draw:end-glue-point="6" svg:d="M2322 11886v-410h330v-596" svg:viewBox="0 0 331 1007">
          <text:p/>
        </draw:connector>
        <draw:connector draw:style-name="gr14" draw:text-style-name="P6" draw:layer="layout" svg:x1="3.911cm" svg:y1="11.886cm" svg:x2="3.152cm" svg:y2="10.878cm" draw:start-shape="id4" draw:start-glue-point="0" draw:end-shape="id2" draw:end-glue-point="7" svg:d="M3911 11886v-410h-759v-598" svg:viewBox="0 0 760 1009">
          <text:p/>
        </draw:connector>
        <draw:connector draw:style-name="gr14" draw:text-style-name="P6" draw:layer="layout" svg:x1="4.392cm" svg:y1="8.931cm" svg:x2="3.939cm" svg:y2="10.292cm" draw:start-shape="id5" draw:start-glue-point="2" draw:end-shape="id2" draw:end-glue-point="8" svg:d="M4392 8931v680h-453v681" svg:viewBox="0 0 454 1362">
          <text:p/>
        </draw:connector>
        <draw:connector draw:style-name="gr14" draw:text-style-name="P6" draw:layer="layout" svg:x1="4.392cm" svg:y1="8.931cm" svg:x2="4.805cm" svg:y2="10.292cm" draw:start-shape="id5" draw:start-glue-point="2" draw:end-shape="id2" draw:end-glue-point="9" svg:d="M4392 8931v680h413v681" svg:viewBox="0 0 414 1362">
          <text:p/>
        </draw:connector>
        <draw:connector draw:style-name="gr14" draw:text-style-name="P6" draw:layer="layout" svg:x1="6.257cm" svg:y1="11.922cm" svg:x2="5.827cm" svg:y2="10.867cm" draw:start-shape="id6" draw:start-glue-point="0" draw:end-shape="id2" draw:end-glue-point="16" svg:d="M6257 11922v-428h-430v-627" svg:viewBox="0 0 431 1056">
          <text:p/>
        </draw:connector>
        <draw:connector draw:style-name="gr14" draw:text-style-name="P6" draw:layer="layout" svg:x1="6.257cm" svg:y1="11.922cm" svg:x2="6.723cm" svg:y2="10.878cm" draw:start-shape="id6" draw:start-glue-point="0" draw:end-shape="id2" draw:end-glue-point="17" svg:d="M6257 11922v-428h466v-616" svg:viewBox="0 0 467 1045">
          <text:p/>
        </draw:connector>
        <draw:connector draw:style-name="gr14" draw:text-style-name="P6" draw:layer="layout" svg:x1="8.053cm" svg:y1="8.972cm" svg:x2="7.583cm" svg:y2="10.292cm" draw:start-shape="id7" draw:start-glue-point="2" draw:end-shape="id2" draw:end-glue-point="10" svg:d="M8053 8972v659h-470v661" svg:viewBox="0 0 471 1321">
          <text:p/>
        </draw:connector>
        <draw:connector draw:style-name="gr14" draw:text-style-name="P6" draw:layer="layout" svg:x1="8.053cm" svg:y1="8.972cm" svg:x2="8.368cm" svg:y2="10.292cm" draw:start-shape="id7" draw:start-glue-point="2" draw:end-shape="id2" draw:end-glue-point="11" svg:d="M8053 8972v659h315v661" svg:viewBox="0 0 316 1321">
          <text:p/>
        </draw:connector>
        <draw:connector draw:style-name="gr14" draw:text-style-name="P6" draw:layer="layout" svg:x1="11.063cm" svg:y1="8.972cm" svg:x2="10.388cm" svg:y2="10.292cm" draw:start-shape="id8" draw:start-glue-point="2" draw:end-shape="id2" draw:end-glue-point="12" svg:d="M11063 8972v659h-675v661" svg:viewBox="0 0 676 1321">
          <text:p/>
        </draw:connector>
        <draw:connector draw:style-name="gr14" draw:text-style-name="P6" draw:layer="layout" svg:x1="11.063cm" svg:y1="8.972cm" svg:x2="11.793cm" svg:y2="10.292cm" draw:start-shape="id8" draw:start-glue-point="2" draw:end-shape="id2" draw:end-glue-point="13" svg:d="M11063 8972v659h730v661" svg:viewBox="0 0 731 1321">
          <text:p/>
        </draw:connector>
        <draw:connector draw:style-name="gr14" draw:text-style-name="P6" draw:layer="layout" svg:x1="17.936cm" svg:y1="8.972cm" svg:x2="17.509cm" svg:y2="10.292cm" draw:start-shape="id9" draw:start-glue-point="2" draw:end-shape="id2" draw:end-glue-point="14" svg:d="M17936 8972v659h-427v661" svg:viewBox="0 0 428 1321">
          <text:p/>
        </draw:connector>
        <draw:connector draw:style-name="gr14" draw:text-style-name="P6" draw:layer="layout" svg:x1="17.936cm" svg:y1="8.972cm" svg:x2="18.381cm" svg:y2="10.302cm" draw:start-shape="id9" draw:start-glue-point="2" draw:end-shape="id2" draw:end-glue-point="15" svg:d="M17936 8972v659h445v671" svg:viewBox="0 0 446 1331">
          <text:p/>
        </draw:connector>
        <draw:connector draw:style-name="gr14" draw:text-style-name="P6" draw:layer="layout" svg:x1="9.492cm" svg:y1="11.986cm" svg:x2="9.257cm" svg:y2="10.878cm" draw:start-shape="id10" draw:start-glue-point="0" draw:end-shape="id2" draw:end-glue-point="18" svg:d="M9492 11986v-460h-235v-648" svg:viewBox="0 0 236 1109">
          <text:p/>
        </draw:connector>
        <draw:connector draw:style-name="gr14" draw:text-style-name="P6" draw:layer="layout" svg:x1="9.492cm" svg:y1="11.986cm" svg:x2="9.765cm" svg:y2="10.867cm" draw:start-shape="id10" draw:start-glue-point="0" draw:end-shape="id2" draw:end-glue-point="19" svg:d="M9492 11986v-460h273v-659" svg:viewBox="0 0 274 1120">
          <text:p/>
        </draw:connector>
        <draw:connector draw:style-name="gr14" draw:text-style-name="P6" draw:layer="layout" svg:x1="14.74cm" svg:y1="11.986cm" svg:x2="14.079cm" svg:y2="10.878cm" draw:start-shape="id11" draw:start-glue-point="0" draw:end-shape="id2" draw:end-glue-point="20" svg:d="M14740 11986v-460h-661v-648" svg:viewBox="0 0 662 1109">
          <text:p/>
        </draw:connector>
        <draw:connector draw:style-name="gr14" draw:text-style-name="P6" draw:layer="layout" svg:x1="14.74cm" svg:y1="11.986cm" svg:x2="15.476cm" svg:y2="10.893cm" draw:start-shape="id11" draw:start-glue-point="0" draw:end-shape="id2" draw:end-glue-point="21" svg:d="M14740 11986v-460h736v-633" svg:viewBox="0 0 737 1094">
          <text:p/>
        </draw:connector>
        <draw:frame draw:style-name="gr3" draw:text-style-name="P2" draw:layer="layout" svg:width="19.589cm" svg:height="1.838cm" svg:x="0.924cm" svg:y="16.737cm">
          <draw:image xlink:href="Pictures/10000201000002F400000047C6CC3C2B4E5C7986.png" xlink:type="simple" xlink:show="embed" xlink:actuate="onLoad">
            <text:p/>
          </draw:image>
        </draw:frame>
        <draw:frame draw:style-name="gr3" draw:text-style-name="P2" draw:layer="layout" svg:width="19.589cm" svg:height="0.983cm" svg:x="0.924cm" svg:y="15.664cm">
          <draw:image xlink:href="Pictures/10000201000002F4000000268038CEAAD876F17F.png" xlink:type="simple" xlink:show="embed" xlink:actuate="onLoad">
            <text:p/>
          </draw:image>
        </draw:frame>
        <draw:frame draw:style-name="gr3" draw:text-style-name="P2" draw:layer="layout" svg:width="19.589cm" svg:height="1.06cm" svg:x="0.924cm" svg:y="19.526cm">
          <draw:image xlink:href="Pictures/10000201000002F40000002905387AEC07DA52CC.png" xlink:type="simple" xlink:show="embed" xlink:actuate="onLoad">
            <text:p/>
          </draw:image>
        </draw:frame>
        <draw:frame draw:style-name="gr3" draw:text-style-name="P2" draw:layer="layout" svg:width="19.589cm" svg:height="1.838cm" svg:x="0.924cm" svg:y="20.737cm">
          <draw:image xlink:href="Pictures/10000201000002F4000000477E88D4191797104B.png" xlink:type="simple" xlink:show="embed" xlink:actuate="onLoad">
            <text:p/>
          </draw:image>
        </draw:frame>
        <draw:frame draw:style-name="gr15" draw:text-style-name="P5" draw:layer="layout" svg:width="1.416cm" svg:height="1.039cm" svg:x="4.875cm" svg:y="18.53cm">
          <draw:text-box>
            <text:p text:style-name="P4"><text:span text:style-name="T1">Song/</text:span></text:p>
            <text:p text:style-name="P4"><text:span text:style-name="T1">Live</text:span></text:p>
          </draw:text-box>
        </draw:frame>
        <draw:frame draw:style-name="gr16" draw:text-style-name="P5" draw:layer="layout" svg:width="1.548cm" svg:height="1.039cm" svg:x="5.987cm" svg:y="18.549cm">
          <draw:text-box>
            <text:p text:style-name="P4"><text:span text:style-name="T1">Toggle</text:span></text:p>
            <text:p text:style-name="P4"><text:span text:style-name="T1">Tracks</text:span></text:p>
          </draw:text-box>
        </draw:frame>
        <draw:frame draw:style-name="gr17" draw:text-style-name="P5" draw:layer="layout" svg:width="1.531cm" svg:height="1.039cm" svg:x="7.262cm" svg:y="18.58cm">
          <draw:text-box>
            <text:p text:style-name="P4"><text:span text:style-name="T1">Toggle</text:span></text:p>
            <text:p text:style-name="P4"><text:span text:style-name="T1">Men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.20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1T06:15:40.249519582</meta:creation-date>
    <dc:date>2016-10-02T19:53:37.007357142</dc:date>
    <meta:editing-duration>PT1H28M41S</meta:editing-duration>
    <meta:editing-cycles>16</meta:editing-cycles>
    <meta:generator>LibreOffice/5.2.2.2.0$Linux_X86_64 LibreOffice_project/20m0$Build-2</meta:generator>
    <meta:document-statistic meta:object-count="39"/>
  </office:meta>
</office:document-meta>
</file>